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Heading_20_1">
      <style:paragraph-properties fo:break-before="page"/>
      <style:text-properties officeooo:rsid="001e10df" officeooo:paragraph-rsid="001e10df"/>
    </style:style>
    <style:style style:name="P8" style:family="paragraph" style:parent-style-name="Heading_20_1">
      <style:text-properties officeooo:rsid="001e63f8" officeooo:paragraph-rsid="001e63f8"/>
    </style:style>
    <style:style style:name="P9" style:family="paragraph" style:parent-style-name="Standard">
      <style:text-properties officeooo:rsid="00260265" officeooo:paragraph-rsid="00260265"/>
    </style:style>
    <style:style style:name="P10" style:family="paragraph" style:parent-style-name="Standard">
      <style:text-properties officeooo:rsid="00265149" officeooo:paragraph-rsid="00265149"/>
    </style:style>
    <style:style style:name="P11" style:family="paragraph" style:parent-style-name="Standard">
      <style:text-properties officeooo:rsid="00265149" officeooo:paragraph-rsid="00265149"/>
    </style:style>
    <style:style style:name="P12" style:family="paragraph" style:parent-style-name="Standard">
      <style:text-properties officeooo:rsid="00289653" officeooo:paragraph-rsid="00289653"/>
    </style:style>
    <style:style style:name="P13" style:family="paragraph" style:parent-style-name="Standard">
      <style:text-properties officeooo:paragraph-rsid="00289653"/>
    </style:style>
    <style:style style:name="P14" style:family="paragraph" style:parent-style-name="Standard">
      <style:text-properties officeooo:rsid="00281bba" officeooo:paragraph-rsid="00281bba"/>
    </style:style>
    <style:style style:name="P15" style:family="paragraph" style:parent-style-name="Standard">
      <style:text-properties officeooo:rsid="00260265" officeooo:paragraph-rsid="00260265"/>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9">1<text:tab/>Knx</text:p>
      <text:p text:style-name="P9"/>
      <text:p text:style-name="P9">2<text:tab/>Embedded linux</text:p>
      <text:p text:style-name="P9"/>
      <text:p text:style-name="P9">3<text:tab/>Praktische realisatie</text:p>
      <text:p text:style-name="P9">3.1<text:tab/>Keuze ontwikkelomgevingen</text:p>
      <text:p text:style-name="P9">3.1.1<text:tab/>Linux-platform</text:p>
      <text:p text:style-name="P9">3.1.2<text:tab/>Knx tp communicatie module</text:p>
      <text:p text:style-name="P9"/>
      <text:p text:style-name="P9">3.2<text:tab/><text:span text:style-name="T4">Software</text:span></text:p>
      <text:p text:style-name="P10">3.2.1<text:tab/>C++ sim-knx communicatue</text:p>
      <text:p text:style-name="P10">3.2.2<text:tab/>Sim-knx api</text:p>
      <text:p text:style-name="P10">3.2.3 <text:tab/>Configuration website</text:p>
      <text:p text:style-name="P13"><text:span text:style-name="T5">3.2.4<text:tab/></text:span><text:bookmark text:name="firstHeading"/><text:span text:style-name="T6">Inter-process communication</text:span></text:p>
      <text:p text:style-name="P10">3.2.<text:span text:style-name="T5">5</text:span><text:tab/>Software testing</text:p>
      <text:p text:style-name="P10"/>
      <text:p text:style-name="P10">3.3<text:tab/>Integratie van toepassingen</text:p>
      <text:p text:style-name="P12">3.3.1<text:tab/>Webinterface</text:p>
      <text:p text:style-name="P14">3.3.<text:span text:style-name="T5">2</text:span><text:tab/>Apple homebridge</text:p>
      <text:p text:style-name="P12">3.3.3<text:tab/>...</text:p>
      <text:p text:style-name="P10"/>
      <text:p text:style-name="P9"/>
      <text:h text:style-name="P7"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07T14:36:49.571444368</dc:date>
    <meta:editing-duration>PT1H9M54S</meta:editing-duration>
    <meta:editing-cycles>12</meta:editing-cycles>
    <meta:document-statistic meta:table-count="0" meta:image-count="0" meta:object-count="0" meta:page-count="3" meta:paragraph-count="22" meta:word-count="176" meta:character-count="1151" meta:non-whitespace-character-count="995"/>
  </office:meta>
</office:document-meta>
</file>